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0cb377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7d2f7"/>
    </style:style>
    <style:style style:name="P15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09d194" style:font-size-asian="12pt" style:font-size-complex="12pt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Table_20_Contents" style:list-style-name="L2"/>
    <style:style style:name="P18" style:family="paragraph" style:parent-style-name="Table_20_Contents" style:list-style-name="L2">
      <style:text-properties style:font-name="Times New Roman" fo:font-size="12pt" officeooo:paragraph-rsid="000a17c8" style:font-size-asian="12pt" style:font-size-complex="12pt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7d2f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d2f7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 officeooo:rsid="001f90d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a17c8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45235770304" text:id="ct14034523577030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45235770592" text:id="ct14034523577059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45235769456" text:id="ct1403452357694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45235770832" text:id="ct1403452357708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45100748528" text:id="ct14034510074852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45100746896" text:id="ct14034510074689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45235770304"/><text:change-start text:change-id="ct140345235770592"/>Adopt<text:change-end text:change-id="ct140345235770592"/>ed<text:change-start text:change-id="ct140345235769456"/> as a <text:change-end text:change-id="ct140345235769456"/>NMRA <text:change-start text:change-id="ct140345235770832"/>Standard<text:change-end text:change-id="ct140345235770832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345100748528"/><text:change-start text:change-id="ct140345100746896"/>Version History<text:change-end text:change-id="ct14034510074689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8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list xml:id="list8930548073052062271" text:style-name="L2">
              <text:list-header>
                <text:p text:style-name="P17"/>
              </text:list-header>
            </text:list>
          </table:table-cell>
          <table:table-cell table:style-name="Table2.C2" office:value-type="string">
            <text:p text:style-name="P15"><text:span text:style-name="T19">Minor grammatical corrections and </text:span><text:span text:style-name="T20">readability</text:span><text:span text:style-name="T19"> improvements </text:span><text:span text:style-name="T20">as well as the following specific changes:</text:span></text:p>
            <text:list xml:id="list5792471311392382052" text:style-name="L2">
              <text:list-item>
                <text:p text:style-name="P18">Added <text:span text:style-name="T21">Long (16-bit) NMRA DCC manufacture</text:span><text:span text:style-name="T22">r</text:span><text:span text:style-name="T21"> identifiers</text:span> table entry to 5.1 Overview section</text:p>
              </text:list-item>
              <text:list-item>
                <text:p text:style-name="P18">Removed part of section <text:span text:style-name="T21">5.7 Specifically Assigned by Request</text:span> including the table of <text:span text:style-name="T23">Unique ID Ranges </text:span>allocated to named individuals</text:p>
              </text:list-item>
              <text:list-item>
                <text:p text:style-name="P18">Added notice to section <text:span text:style-name="T21">5.8 Locomotive Control Systems</text:span> to not use</text:p>
              </text:list-item>
              <text:list-item>
                <text:p text:style-name="P18">Added to section <text:span text:style-name="T21">5.10 Temporary Assigned by Software at Runtime</text:span></text:p>
              </text:list-item>
              <text:list-item>
                <text:p text:style-name="P18">Added section <text:span text:style-name="T21">5.11 Long (16-bit) NMRA DCC Manufacturer Specific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 style:master-page-name="">
      <style:graphic-properties draw:fill-image-width="0in" draw:fill-image-height="0in"/>
      <style:paragraph-properties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0cb377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5:31:27.428328045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2" text:anchor-type="paragraph" svg:x="-0.0811in" svg:y="0.3102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0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1DT10H56M6S</meta:editing-duration>
    <meta:generator>LibreOffice/4.4.0.3$MacOSX_X86_64 LibreOffice_project/de093506bcdc5fafd9023ee680b8c60e3e0645d7</meta:generator>
    <dc:date>2016-02-08T15:31:27.322466000</dc:date>
    <meta:printed-by>Bob Jacobsen</meta:printed-by>
    <meta:print-date>2010-09-15T08:46:04</meta:print-date>
    <meta:document-statistic meta:table-count="2" meta:image-count="1" meta:object-count="0" meta:page-count="1" meta:paragraph-count="22" meta:word-count="164" meta:character-count="1008" meta:non-whitespace-character-count="864"/>
  </office:meta>
</office:document-meta>
</file>